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w</mi>
        <mrow>
          <mtext>ae</mtext>
        </mrow>
      </msub>
      <mrow>
        <mo stretchy="false">(</mo>
        <mrow>
          <mi>t</mi>
        </mrow>
        <mo stretchy="false">)</mo>
      </mrow>
      <mrow>
        <mi/>
        <mo stretchy="false">=</mo>
        <mi/>
      </mrow>
      <msup>
        <mfenced open="∣" close="∣">
          <mrow>
            <mfenced open="〈" close="〉">
              <mrow>
                <mrow>
                  <msubsup>
                    <mi>E</mi>
                    <mtext>e</mtext>
                    <mrow>
                      <mrow>
                        <mo stretchy="false">(</mo>
                        <mrow>
                          <mn>0</mn>
                        </mrow>
                        <mo stretchy="false">)</mo>
                      </mrow>
                    </mrow>
                  </msubsup>
                  <mrow>
                    <mo stretchy="false">(</mo>
                    <mrow>
                      <mi>t</mi>
                    </mrow>
                    <mo stretchy="false">)</mo>
                  </mrow>
                </mrow>
                <mo stretchy="false">∣</mo>
                <mrow>
                  <mo stretchy="false">ψ</mo>
                  <mrow>
                    <mo stretchy="false">(</mo>
                    <mrow>
                      <mi>t</mi>
                    </mrow>
                    <mo stretchy="false">)</mo>
                  </mrow>
                </mrow>
              </mrow>
            </mfenced>
          </mrow>
        </mfenced>
        <mn>2</mn>
      </msup>
      <mrow>
        <mi/>
        <mo stretchy="false">=</mo>
        <mi/>
      </mrow>
      <msup>
        <mrow>
          <mo stretchy="false">∣</mo>
          <mrow>
            <msub>
              <mi>a</mi>
              <mrow>
                <mtext>e</mtext>
              </mrow>
            </msub>
            <mrow>
              <mo stretchy="false">(</mo>
              <mrow>
                <mi>t</mi>
              </mrow>
              <mo stretchy="false">)</mo>
            </mrow>
          </mrow>
          <mo stretchy="false">∣</mo>
        </mrow>
        <mn>2</mn>
      </msup>
    </mrow>
    <annotation encoding="StarMath 5.0">w _{"ae"} (t) ~=~ 
left lline 
 left langle 
  E _"e" ^{(0)} (t) mline 
  %ipsi (t)
 right rangle 
right rline ^2 
~=~ 
lline a _{"e"} (t) rline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20:10:09.879000000</meta:creation-date>
    <meta:generator>LibreOffice/4.1.4.2$Windows_x86 LibreOffice_project/0a0440ccc0227ad9829de5f46be37cfb6edcf72</meta:generator>
  </office:meta>
</office:document-meta>
</file>